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18.5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2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2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</table:table>
      <table:table table:name="Płeć" table:style-name="ta2">
        <office:forms form:automatic-focus="false" form:apply-design-mode="false"/>
        <table:table-column table:style-name="co12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</table:table>
      <table:table table:name="Najlepsi" table:style-name="ta2">
        <office:forms form:automatic-focus="false" form:apply-design-mode="false"/>
        <table:table-column table:style-name="co12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</table:table>
      <table:named-expressions>
        <table:named-range table:name="Najlepsi" table:base-cell-address="$Najlepsi.$A$1" table:cell-range-address="$Najlepsi.$A$1"/>
      </table:named-expressions>
      <table:database-ranges>
        <table:database-range table:name="__Anonymous_Sheet_DB__0" table:target-range-address="Uczniowie.A1:Uczniowie.I166">
          <table:sort table:target-range-address="Najlepsi.A1">
            <table:sort-by table:field-number="7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08:08.4918355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09:39:18.479213351</dc:date>
    <meta:generator>LibreOffice/5.4.2.2$Linux_X86_64 LibreOffice_project/40m0$Build-2</meta:generator>
    <meta:editing-duration>PT10M38S</meta:editing-duration>
    <meta:editing-cycles>4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